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0946"/>
    </style:style>
    <style:style style:name="P2" style:family="paragraph" style:parent-style-name="Standard">
      <style:paragraph-properties fo:text-align="justify" style:justify-single-word="false"/>
      <style:text-properties fo:color="#000000" style:font-name="arial" fo:font-size="12pt" style:font-size-asian="12pt" style:font-size-complex="12pt"/>
    </style:style>
    <style:style style:name="P3"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4"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5"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6" style:family="paragraph" style:parent-style-name="Standard">
      <style:paragraph-properties fo:text-align="justify" style:justify-single-word="false"/>
      <style:text-properties fo:color="#000000" style:font-name="arial" fo:font-size="12pt" officeooo:paragraph-rsid="00169323" style:font-size-asian="12pt" style:font-size-complex="12pt"/>
    </style:style>
    <style:style style:name="P7"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8" style:family="paragraph" style:parent-style-name="Standard">
      <style:paragraph-properties fo:text-align="justify" style:justify-single-word="false"/>
      <style:text-properties fo:color="#000000" style:font-name="arial" fo:font-size="12pt" officeooo:paragraph-rsid="001b7398"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2d9598"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13"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14"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15" style:family="paragraph" style:parent-style-name="Standard">
      <style:paragraph-properties fo:text-align="justify" style:justify-single-word="false"/>
      <style:text-properties fo:color="#000000" style:font-name="arial" fo:font-size="18pt" fo:font-weight="bold" style:font-size-asian="18pt" style:font-weight-asian="bold" style:font-name-complex="Arial1" style:font-size-complex="18pt" style:language-complex="pt" style:country-complex="PT"/>
    </style:style>
    <style:style style:name="P16" style:family="paragraph" style:parent-style-name="Heading_20_1">
      <style:paragraph-properties fo:text-align="justify" style:justify-single-word="false"/>
      <style:text-properties fo:color="#000000" style:font-name="arial" fo:font-size="18pt" style:font-size-asian="18pt" style:font-size-complex="18pt"/>
    </style:style>
    <style:style style:name="P17"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18"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19" style:family="paragraph" style:parent-style-name="Heading_20_2">
      <style:paragraph-properties fo:text-align="justify" style:justify-single-word="false"/>
      <style:text-properties officeooo:paragraph-rsid="000ea3a0"/>
    </style:style>
    <style:style style:name="P20"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3ee90" style:font-size-asian="12pt" style:font-size-complex="12pt"/>
    </style:style>
    <style:style style:name="P22"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style:font-size-asian="12pt" style:font-size-complex="12pt"/>
    </style:style>
    <style:style style:name="T6" style:family="text">
      <style:text-properties fo:color="#000000" style:font-name="arial" fo:font-size="12pt" style:text-underline-style="none" officeooo:rsid="002cdfe1" style:font-size-asian="12pt" style:font-size-complex="12pt"/>
    </style:style>
    <style:style style:name="T7" style:family="text">
      <style:text-properties fo:font-variant="normal" fo:text-transform="none" fo:color="#000000" style:font-name="arial" fo:font-size="12pt" fo:letter-spacing="normal" fo:font-style="normal" fo:font-weight="normal" officeooo:rsid="00210946" fo:background-color="#ffffff" loext:char-shading-value="0" style:font-size-asian="12pt" style:font-name-complex="Arial1" style:font-size-complex="12pt" loext:padding="0in" loext:border="none"/>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0"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1" style:family="text">
      <style:text-properties fo:font-weight="bold" style:font-weight-asian="bold" style:font-name-complex="Arial1" style:language-complex="pt" style:country-complex="PT"/>
    </style:style>
    <style:style style:name="T12" style:family="text">
      <style:text-properties fo:font-weight="bold" officeooo:rsid="00222d90" style:font-weight-asian="bold" style:font-name-complex="Arial1" style:language-complex="pt" style:country-complex="PT"/>
    </style:style>
    <style:style style:name="T13" style:family="text">
      <style:text-properties fo:font-weight="bold" officeooo:rsid="00047fbc" style:font-weight-asian="bold" style:font-name-complex="Arial1" style:language-complex="pt" style:country-complex="PT"/>
    </style:style>
    <style:style style:name="T14" style:family="text">
      <style:text-properties fo:font-weight="bold" officeooo:rsid="000ea3a0" style:font-weight-asian="bold" style:font-name-complex="Arial1" style:language-complex="pt" style:country-complex="PT"/>
    </style:style>
    <style:style style:name="T15" style:family="text">
      <style:text-properties fo:font-weight="bold" style:font-name-asian="Arial1" style:font-weight-asian="bold" style:font-name-complex="Arial1" style:language-complex="pt" style:country-complex="PT"/>
    </style:style>
    <style:style style:name="T16" style:family="text">
      <style:text-properties fo:font-weight="bold" officeooo:rsid="00047fbc" style:font-name-asian="Arial1" style:font-weight-asian="bold" style:font-name-complex="Arial1" style:language-complex="pt" style:country-complex="PT"/>
    </style:style>
    <style:style style:name="T17" style:family="text">
      <style:text-properties fo:font-weight="bold" style:font-name-asian="Arial1" style:font-weight-asian="bold" style:font-name-complex="Arial1" style:language-complex="pt" style:country-complex="PT" style:font-weight-complex="bold"/>
    </style:style>
    <style:style style:name="T18" style:family="text">
      <style:text-properties fo:font-weight="bold" officeooo:rsid="0013405f" style:font-name-asian="Arial1" style:font-weight-asian="bold" style:font-name-complex="Arial1" style:language-complex="pt" style:country-complex="PT" style:font-weight-complex="bold"/>
    </style:style>
    <style:style style:name="T19" style:family="text">
      <style:text-properties fo:font-weight="bold" officeooo:rsid="001530fc" style:font-name-asian="Arial1" style:font-weight-asian="bold" style:font-name-complex="Arial1" style:language-complex="pt" style:country-complex="PT" style:font-weight-complex="bold"/>
    </style:style>
    <style:style style:name="T20" style:family="text">
      <style:text-properties fo:font-weight="bold" officeooo:rsid="00169323" style:font-name-asian="Arial1" style:font-weight-asian="bold" style:font-name-complex="Arial1" style:language-complex="pt" style:country-complex="PT" style:font-weight-complex="bold"/>
    </style:style>
    <style:style style:name="T21" style:family="text">
      <style:text-properties fo:font-weight="bold" officeooo:rsid="002d9598" style:font-name-asian="Arial1" style:font-weight-asian="bold" style:font-name-complex="Arial1" style:language-complex="pt" style:country-complex="PT" style:font-weight-complex="bold"/>
    </style:style>
    <style:style style:name="T22" style:family="text">
      <style:text-properties fo:font-weight="bold" officeooo:rsid="0030ced4" style:font-name-asian="Arial1" style:font-weight-asian="bold" style:font-name-complex="Arial1" style:language-complex="pt" style:country-complex="PT" style:font-weight-complex="bold"/>
    </style:style>
    <style:style style:name="T23" style:family="text">
      <style:text-properties fo:font-weight="bold" officeooo:rsid="0033ee90" style:font-name-asian="Arial1" style:font-weight-asian="bold" style:font-name-complex="Arial1" style:language-complex="pt" style:country-complex="PT" style:font-weight-complex="bold"/>
    </style:style>
    <style:style style:name="T24" style:family="text">
      <style:text-properties fo:font-weight="bold" officeooo:rsid="001b7398" style:font-name-asian="Arial1" style:font-weight-asian="bold" style:font-name-complex="Arial1" style:language-complex="pt" style:country-complex="PT"/>
    </style:style>
    <style:style style:name="T25" style:family="text">
      <style:text-properties fo:font-weight="bold" officeooo:rsid="001a8142" style:font-name-asian="Arial1" style:font-weight-asian="bold" style:font-name-complex="Arial1" style:language-complex="pt" style:country-complex="PT"/>
    </style:style>
    <style:style style:name="T26" style:family="text">
      <style:text-properties fo:font-weight="bold" officeooo:rsid="002803c2" style:font-name-asian="Arial1" style:font-weight-asian="bold" style:font-name-complex="Arial1" style:language-complex="pt" style:country-complex="PT"/>
    </style:style>
    <style:style style:name="T27" style:family="text">
      <style:text-properties fo:font-weight="bold" officeooo:rsid="002d9598" style:font-name-asian="Arial1" style:font-weight-asian="bold" style:font-name-complex="Arial1" style:language-complex="pt" style:country-complex="PT"/>
    </style:style>
    <style:style style:name="T28"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29" style:family="text">
      <style:text-properties fo:font-weight="normal" style:font-name-asian="Arial1" style:font-weight-asian="normal" style:font-name-complex="Arial1" style:language-complex="pt" style:country-complex="PT" style:font-weight-complex="normal"/>
    </style:style>
    <style:style style:name="T30" style:family="text">
      <style:text-properties fo:font-weight="normal" officeooo:rsid="001a8142" style:font-name-asian="Arial1" style:font-weight-asian="normal" style:font-name-complex="Arial1" style:language-complex="pt" style:country-complex="PT" style:font-weight-complex="normal"/>
    </style:style>
    <style:style style:name="T31" style:family="text">
      <style:text-properties fo:font-weight="normal" officeooo:rsid="00075bc8" style:font-name-asian="Arial1" style:font-weight-asian="normal" style:font-name-complex="Arial1" style:language-complex="pt" style:country-complex="PT" style:font-weight-complex="normal"/>
    </style:style>
    <style:style style:name="T32" style:family="text">
      <style:text-properties fo:font-weight="normal" officeooo:rsid="0005cd84" style:font-name-asian="Arial1" style:font-weight-asian="normal" style:font-name-complex="Arial1" style:language-complex="pt" style:country-complex="PT" style:font-weight-complex="normal"/>
    </style:style>
    <style:style style:name="T33" style:family="text">
      <style:text-properties fo:font-weight="normal" officeooo:rsid="000ea3a0" style:font-name-asian="Arial1" style:font-weight-asian="normal" style:font-name-complex="Arial1" style:language-complex="pt" style:country-complex="PT" style:font-weight-complex="normal"/>
    </style:style>
    <style:style style:name="T34" style:family="text">
      <style:text-properties fo:font-weight="normal" officeooo:rsid="00125cbe" style:font-name-asian="Arial1" style:font-weight-asian="normal" style:font-name-complex="Arial1" style:language-complex="pt" style:country-complex="PT" style:font-weight-complex="normal"/>
    </style:style>
    <style:style style:name="T35" style:family="text">
      <style:text-properties fo:font-weight="normal" officeooo:rsid="000baeaf" style:font-name-asian="Arial1" style:font-weight-asian="normal" style:font-name-complex="Arial1" style:language-complex="pt" style:country-complex="PT" style:font-weight-complex="normal"/>
    </style:style>
    <style:style style:name="T36" style:family="text">
      <style:text-properties fo:font-weight="normal" officeooo:rsid="001b7398" style:font-name-asian="Arial1" style:font-weight-asian="normal" style:font-name-complex="Arial1" style:language-complex="pt" style:country-complex="PT" style:font-weight-complex="normal"/>
    </style:style>
    <style:style style:name="T37" style:family="text">
      <style:text-properties fo:font-weight="normal" officeooo:rsid="002d9598" style:font-name-asian="Arial1" style:font-weight-asian="normal" style:font-name-complex="Arial1" style:language-complex="pt" style:country-complex="PT" style:font-weight-complex="normal"/>
    </style:style>
    <style:style style:name="T38" style:family="text">
      <style:text-properties fo:font-weight="normal" officeooo:rsid="0030ced4" style:font-name-asian="Arial1" style:font-weight-asian="normal" style:font-name-complex="Arial1" style:language-complex="pt" style:country-complex="PT" style:font-weight-complex="normal"/>
    </style:style>
    <style:style style:name="T39" style:family="text">
      <style:text-properties fo:font-weight="normal" officeooo:rsid="0033ee90" style:font-name-asian="Arial1" style:font-weight-asian="normal" style:font-name-complex="Arial1" style:language-complex="pt" style:country-complex="PT" style:font-weight-complex="normal"/>
    </style:style>
    <style:style style:name="T40" style:family="text">
      <style:text-properties style:font-name-asian="Arial1" style:font-name-complex="Arial1" style:language-complex="pt" style:country-complex="PT"/>
    </style:style>
    <style:style style:name="T41" style:family="text">
      <style:text-properties officeooo:rsid="0013405f" style:font-name-asian="Arial1" style:font-name-complex="Arial1" style:language-complex="pt" style:country-complex="PT"/>
    </style:style>
    <style:style style:name="T42" style:family="text">
      <style:text-properties officeooo:rsid="001a8142" style:font-name-asian="Arial1" style:font-name-complex="Arial1" style:language-complex="pt" style:country-complex="PT"/>
    </style:style>
    <style:style style:name="T43" style:family="text">
      <style:text-properties officeooo:rsid="0017e9c9" style:font-name-asian="Arial1" style:font-name-complex="Arial1" style:language-complex="pt" style:country-complex="PT"/>
    </style:style>
    <style:style style:name="T44" style:family="text">
      <style:text-properties officeooo:rsid="00169323" style:font-name-asian="Arial1" style:font-name-complex="Arial1" style:language-complex="pt" style:country-complex="PT"/>
    </style:style>
    <style:style style:name="T45" style:family="text">
      <style:text-properties officeooo:rsid="001530fc" style:font-name-asian="Arial1" style:font-name-complex="Arial1" style:language-complex="pt" style:country-complex="PT"/>
    </style:style>
    <style:style style:name="T46" style:family="text">
      <style:text-properties style:font-name-asian="Arial1" style:font-name-complex="Arial1" style:language-complex="pt" style:country-complex="PT" style:font-weight-complex="bold"/>
    </style:style>
    <style:style style:name="T47" style:family="text">
      <style:text-properties officeooo:rsid="001530fc" style:font-name-asian="Arial1" style:font-name-complex="Arial1" style:language-complex="pt" style:country-complex="PT" style:font-weight-complex="bold"/>
    </style:style>
    <style:style style:name="T48" style:family="text">
      <style:text-properties fo:background-color="#ffffff" loext:char-shading-value="0" style:font-name-complex="Arial1"/>
    </style:style>
    <style:style style:name="T49" style:family="text">
      <style:text-properties officeooo:rsid="0013405f" fo:background-color="#ffffff" loext:char-shading-value="0" style:font-name-complex="Arial1"/>
    </style:style>
    <style:style style:name="T50" style:family="text">
      <style:text-properties officeooo:rsid="0017e9c9" fo:background-color="#ffffff" loext:char-shading-value="0"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oão Paulo Hotequil</text:p>
      <text:h text:style-name="P19" text:outline-level="2"><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4">h</text:span></text:a><text:a xlink:type="simple" xlink:href="mailto:joaohotequil@gmail.com" text:style-name="ListLabel_20_12" text:visited-style-name="ListLabel_20_12"><text:span text:style-name="Internet_20_link"><text:span text:style-name="T1">otequil@</text:span></text:span></text:a><text:a xlink:type="simple" xlink:href="mailto:joaohotequil@gmail.com" text:style-name="ListLabel_20_12" text:visited-style-name="ListLabel_20_12"><text:span text:style-name="Internet_20_link"><text:span text:style-name="T2">protonmail</text:span></text:span></text:a><text:a xlink:type="simple" xlink:href="mailto:joaohotequil@gmail.com" text:style-name="ListLabel_20_12" text:visited-style-name="ListLabel_20_12"><text:span text:style-name="Internet_20_link">.com</text:span></text:a><text:span text:style-name="Internet_20_link"><text:span text:style-name="T5">, </text:span></text:span><text:span text:style-name="Internet_20_link"><text:span text:style-name="T6">desde já agradeço</text:span></text:span><text:span text:style-name="Internet_20_link"><text:span text:style-name="T1">.</text:span></text:span></text:h>
      <text:h text:style-name="P18" text:outline-level="1"/>
      <text:h text:style-name="P16" text:outline-level="1"><text:span text:style-name="T12">O que eu tenho a dizer</text:span><text:span text:style-name="T11">:</text:span></text:h>
      <text:p text:style-name="P1"><text:span text:style-name="lt-line-clamp_5f__5f_raw-line"><text:span text:style-name="T7">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focadas, que saibam trabalhar em </text:span></text:span><text:span text:style-name="T8">equipe, tenham vontade de aprender e compartilhar conhecimento, também que gostem de achar soluções para resolver diferentes problemas, tendo sempre visão na acessibilidade, responsividade, performance, semântica, usabilidade, inclusão e bom design.</text:span></text:p>
      <text:p text:style-name="P2"/>
      <text:h text:style-name="P17" text:outline-level="1"><text:span text:style-name="T11">Formaç</text:span><text:span text:style-name="T13">ões</text:span><text:span text:style-name="T11">:</text:span></text:h>
      <text:p text:style-name="P3"><text:span text:style-name="T15">[fevereiro de 2018 – dezembro de 20</text:span><text:span text:style-name="T16">19</text:span><text:span text:style-name="T15">] </text:span><text:span text:style-name="T17">E.E.B. Professor Honório Miranda | Gaspar, Santa Catarina: </text:span><text:span text:style-name="T30">c</text:span><text:span text:style-name="T9">ursei o segundo e terceiro ano do ensino médio.</text:span></text:p>
      <text:p text:style-name="P3"><text:span text:style-name="T15">[fevereiro de 2006 – dezembro de 2017] </text:span><text:span text:style-name="T17">Madre Francisca Lampel | Gaspar, Santa Catarina: </text:span><text:span text:style-name="T30">c</text:span><text:span text:style-name="T10">ursei o ensino fundamental (I e II) e o primeiro ano do ensino médio.</text:span></text:p>
      <text:p text:style-name="P13"/>
      <text:h text:style-name="P17" text:outline-level="1"><text:span text:style-name="T13">E</text:span><text:span text:style-name="T11">specializações, </text:span><text:span text:style-name="T14">t</text:span><text:span text:style-name="T11">reinamentos e cursos:</text:span></text:h>
      <text:p text:style-name="P11"><text:span text:style-name="T15">[</text:span><text:span text:style-name="T27">dezembro</text:span><text:span text:style-name="T15"> de </text:span><text:span text:style-name="T27">2020</text:span><text:span text:style-name="T15"> – </text:span><text:span text:style-name="T27">dezembro</text:span><text:span text:style-name="T15"> de </text:span><text:span text:style-name="T27">2020</text:span><text:span text:style-name="T15">] </text:span><text:span text:style-name="T27">Microsoft</text:span><text:span text:style-name="T17"> </text:span><text:span text:style-name="T18">(</text:span><text:span text:style-name="T21">2</text:span><text:span text:style-name="T18"> horas)</text:span><text:span text:style-name="T17"> | Blumenau, Santa Catarina: </text:span><text:span text:style-name="T37">realizei o exame 70-480 da Microsoft na ProWay com perguntas de HTML5, CSS3 e JavaScript, minha pontuação final foi de 909 pontos</text:span><text:span text:style-name="T17">.</text:span></text:p>
      <text:p text:style-name="P12"><text:span text:style-name="T17">[</text:span><text:span text:style-name="T22">outubro</text:span><text:span text:style-name="T17"> de </text:span><text:span text:style-name="T21">2020</text:span><text:span text:style-name="T17"> – </text:span><text:span text:style-name="T22">outubro</text:span><text:span text:style-name="T17"> de </text:span><text:span text:style-name="T21">2020</text:span><text:span text:style-name="T17">] </text:span><text:span text:style-name="T22">Apex</text:span><text:span text:style-name="T17"> </text:span><text:span text:style-name="T18">(</text:span><text:span text:style-name="T22">3</text:span><text:span text:style-name="T18"> horas)</text:span><text:span text:style-name="T17"> | Blumenau, Santa Catarina: </text:span><text:span text:style-name="T38">participei de um workshop sobre empreendedorismo</text:span><text:span text:style-name="T17">.</text:span></text:p>
      <text:p text:style-name="P12"><text:soft-page-break/><text:span text:style-name="T17">[</text:span><text:span text:style-name="T22">outubro</text:span><text:span text:style-name="T17"> de </text:span><text:span text:style-name="T21">2020</text:span><text:span text:style-name="T17"> – </text:span><text:span text:style-name="T22">outubro</text:span><text:span text:style-name="T17"> de </text:span><text:span text:style-name="T21">2020</text:span><text:span text:style-name="T17">] </text:span><text:span text:style-name="T22">Apex</text:span><text:span text:style-name="T17"> </text:span><text:span text:style-name="T18">(</text:span><text:span text:style-name="T22">3</text:span><text:span text:style-name="T18"> horas)</text:span><text:span text:style-name="T17"> | Blumenau, Santa Catarina: </text:span><text:span text:style-name="T38">participei de um workshop sobre planejamento de carreira</text:span><text:span text:style-name="T17">.</text:span></text:p>
      <text:p text:style-name="P21"><text:span text:style-name="T17">[</text:span><text:span text:style-name="T23">novembro</text:span><text:span text:style-name="T17"> de 2019 – </text:span><text:span text:style-name="T23">novembro</text:span><text:span text:style-name="T17"> de 2019] </text:span><text:span text:style-name="T23">Front in Floripa</text:span><text:span text:style-name="T17"> </text:span><text:span text:style-name="T18">(</text:span><text:span text:style-name="T23">8</text:span><text:span text:style-name="T18"> horas)</text:span><text:span text:style-name="T17"> | </text:span><text:span text:style-name="T23">Florianópolis</text:span><text:span text:style-name="T17">, Santa Catarina: </text:span><text:span text:style-name="T39">participei do evento Front in Floripa</text:span><text:span text:style-name="T17">.</text:span></text:p>
      <text:p text:style-name="P4"><text:span text:style-name="T15">[janeiro de 2019 – junho de 2019]</text:span><text:span text:style-name="T40"> </text:span><text:span text:style-name="T17">Apex </text:span><text:span text:style-name="T18">(180 horas)</text:span><text:span text:style-name="T17"> | Blumenau, Santa Catarina: </text:span><text:span text:style-name="T30">t</text:span><text:span text:style-name="T29">reinamento de alta performance de desenvolvimento e programação </text:span><text:span text:style-name="T31">f</text:span><text:span text:style-name="T29">ront-end </text:span><text:span text:style-name="T32">usando</text:span><text:span text:style-name="T29"> HTML5, CSS3 </text:span><text:span text:style-name="T33">(SASS e SCSS)</text:span><text:span text:style-name="T29">, JavaScript, TypeScript, testes, Angular 6, ReactJS, VueJS, Git </text:span><text:span text:style-name="T32">e </text:span><text:span text:style-name="T29">GitHub, </text:span><text:span text:style-name="T32">W</text:span><text:span text:style-name="T29">ebpack </text:span><text:span text:style-name="T32">e</text:span><text:span text:style-name="T29"> Gulp</text:span><text:span text:style-name="T17">.</text:span></text:p>
      <text:p text:style-name="P4"><text:span text:style-name="T15">[dezembro de 2018 - dezembro de 2018]</text:span><text:span text:style-name="T40"> </text:span><text:span text:style-name="T17">Apex </text:span><text:span text:style-name="T18">(16 horas)</text:span><text:span text:style-name="T17"> | Blumenau, Santa Catarina: </text:span><text:span text:style-name="T30">tr</text:span><text:span text:style-name="T29">einamento de alta performance de </text:span><text:span text:style-name="T34">l</text:span><text:span text:style-name="T29">ógica de </text:span><text:span text:style-name="T34">p</text:span><text:span text:style-name="T29">rogramação </text:span><text:span text:style-name="T35">sobre</text:span><text:span text:style-name="T29"> boas práticas, manipulação de textos, criação de objetos, armazenamento de dados em listas e tópicos avançados </text:span><text:span text:style-name="T34">da linguagem</text:span><text:span text:style-name="T29">.</text:span></text:p>
      <text:p text:style-name="P5"><text:span text:style-name="T15">[dezembro de 2018 - dezembro de 2018]</text:span><text:span text:style-name="T40"> </text:span><text:span text:style-name="T17">Apex </text:span><text:span text:style-name="T18">(16 horas)</text:span><text:span text:style-name="T17"> | Blumenau, Santa Catarina: </text:span><text:span text:style-name="T30">t</text:span><text:span text:style-name="T29">reinamento</text:span><text:span text:style-name="T40"> de alta performance de </text:span><text:span text:style-name="T41">b</text:span><text:span text:style-name="T40">anco de </text:span><text:span text:style-name="T41">d</text:span><text:span text:style-name="T40">ados </text:span><text:span text:style-name="T41">sobre</text:span><text:span text:style-name="T40"> </text:span><text:span text:style-name="T48">instalação, configuração, conceitos básicos, comandos para manipulação de tabelas, texto </text:span><text:span text:style-name="T49">e</text:span><text:span text:style-name="T48"> data, operadores, </text:span><text:span text:style-name="T49">funções </text:span><text:span text:style-name="T48">básicas </text:span><text:span text:style-name="T49">e intermediárias</text:span><text:span text:style-name="T48">, normalização de dados, relacionamento entre tabelas, </text:span><text:span text:style-name="T49">unificação de </text:span><text:span text:style-name="T48">tabelas, realização de consultas, criação de views, indexação de tabelas, backup d</text:span><text:span text:style-name="T49">e</text:span><text:span text:style-name="T48"> dados e restaura</text:span><text:span text:style-name="T49">ção</text:span><text:span text:style-name="T48"> </text:span><text:span text:style-name="T49">d</text:span><text:span text:style-name="T48">as informações da base através do backup</text:span><text:span text:style-name="T40">.</text:span></text:p>
      <text:p text:style-name="P5"><text:span text:style-name="T15">[100% concluído]</text:span><text:span text:style-name="T40"> </text:span><text:span text:style-name="T17">Udemy </text:span><text:span text:style-name="T19">(</text:span><text:span text:style-name="T28">54 horas</text:span><text:span text:style-name="T19">)</text:span><text:span text:style-name="T17"> | EAD:</text:span><text:span text:style-name="T40"> </text:span><text:span text:style-name="T42">t</text:span><text:span text:style-name="T40">reinamento básico de desenvolvimento e programação </text:span><text:span text:style-name="T43">f</text:span><text:span text:style-name="T40">ront-end </text:span><text:span text:style-name="T43">utilizando</text:span><text:span text:style-name="T40"> </text:span><text:span text:style-name="T48">HTML5, CSS3 </text:span><text:span text:style-name="T50">e</text:span><text:span text:style-name="T48"> J</text:span><text:span text:style-name="T50">ava</text:span><text:span text:style-name="T48">S</text:span><text:span text:style-name="T50">cript</text:span><text:span text:style-name="T48"> e</text:span><text:span text:style-name="T50">m cinco</text:span><text:span text:style-name="T48"> </text:span><text:span text:style-name="T50">p</text:span><text:span text:style-name="T48">rojetos.</text:span></text:p>
      <text:p text:style-name="P6"><text:span text:style-name="T15">[100% concluído]</text:span><text:span text:style-name="T40"> </text:span><text:span text:style-name="T17">Udemy </text:span><text:span text:style-name="T20">(10 horas)</text:span><text:span text:style-name="T17"> | EAD:</text:span><text:span text:style-name="T40"> </text:span><text:span text:style-name="T42">t</text:span><text:span text:style-name="T40">reinamento básico de inglês </text:span><text:span text:style-name="T44">sobre</text:span><text:span text:style-name="T40"> </text:span><text:span text:style-name="T44">metodologia </text:span><text:span text:style-name="T40">para ser fluente.</text:span><text:bookmark text:name="_GoBack"/></text:p>
      <text:p text:style-name="P7"><text:span text:style-name="T15">[setembro de 2018 – fevereiro de 2019]</text:span><text:span text:style-name="T40"> </text:span><text:span text:style-name="T17">Instituto Mix </text:span><text:span text:style-name="T19">(96 horas)</text:span><text:span text:style-name="T17"> | Gaspar, Santa Catarina:</text:span><text:span text:style-name="T40"> </text:span><text:span text:style-name="T30">t</text:span><text:span text:style-name="T29">reinamento</text:span><text:span text:style-name="T40"> básico de </text:span><text:span text:style-name="T45">m</text:span><text:span text:style-name="T40">ontagem e </text:span><text:span text:style-name="T45">m</text:span><text:span text:style-name="T40">anutenção </text:span><text:span text:style-name="T45">de</text:span><text:span text:style-name="T40"> hardware e redes.</text:span></text:p>
      <text:p text:style-name="P7"><text:span text:style-name="T15">[maio de 2017 – outubro de 2018]</text:span><text:span text:style-name="T40"> </text:span><text:span text:style-name="T17">GERAR </text:span><text:span text:style-name="T19">(1280 horas)</text:span><text:span text:style-name="T17"> | Gaspar e Blumenau, Santa Catarina: </text:span><text:span text:style-name="T30">c</text:span><text:span text:style-name="T29">urso</text:span><text:span text:style-name="T46"> de </text:span><text:span text:style-name="T47">a</text:span><text:span text:style-name="T46">dministração como menor aprendiz.</text:span></text:p>
      <text:p text:style-name="P14"/>
      <text:p text:style-name="P15">Experiência:</text:p>
      <text:p text:style-name="P8"><text:span text:style-name="T15">[</text:span><text:span text:style-name="T24">janeiro</text:span><text:span text:style-name="T15"> de </text:span><text:span text:style-name="T24">2020</text:span><text:span text:style-name="T15"> – </text:span><text:span text:style-name="T24">até o momento</text:span><text:span text:style-name="T15">] </text:span><text:span text:style-name="T25">Desenvolvedor front-end</text:span><text:span text:style-name="T15"> | </text:span><text:span text:style-name="T25">Velow </text:span><text:span text:style-name="T26">Sistemas</text:span><text:span text:style-name="T15">: </text:span><text:span text:style-name="T36">t</text:span><text:span text:style-name="T29">rabalho atualmente como desenvolvedor front-end júnior.</text:span></text:p>
      <text:p text:style-name="P10"><text:span text:style-name="T15">[maio de </text:span><text:span text:style-name="T25">2019</text:span><text:span text:style-name="T15"> – </text:span><text:span text:style-name="T24">dezembro de 2019</text:span><text:span text:style-name="T15">] </text:span><text:span text:style-name="T25">Estagiário de programação</text:span><text:span text:style-name="T15"> | </text:span><text:span text:style-name="T25">Velow </text:span><text:span text:style-name="T26">Sistemas</text:span><text:span text:style-name="T15">: </text:span><text:span text:style-name="T30">a</text:span><text:span text:style-name="T29">tuei como estagiário de programação por uma pequena fração de tempo, com isso consegui ser efetivado na empresa.</text:span></text:p>
      <text:p text:style-name="P9"><text:soft-page-break/><text:span text:style-name="T15">[maio de 2017 – outubro de 2018] Auxiliar de TI | Fazzenda Park Hotel: </text:span><text:span text:style-name="T30">e</text:span><text:span text:style-name="T29">u era um menor aprendiz, com 14 anos, tive muitas responsabilidades e ordens de serviço para fazer, ganhei muita experiência na parte de infra e suporte na área de TI.</text:span></text:p>
      <text:p text:style-name="P2"><text:span text:style-name="T15">[junho de 2016 – janeiro de 2017] </text:span><text:span text:style-name="T25">Apresentador de rádio</text:span><text:span text:style-name="T15"> | Rádio Sentinela do Vale: </text:span><text:span text:style-name="T30">t</text:span><text:span text:style-name="T29">rabalhei com meu potencial de comunicação na rádio, apresentava um programa de entretenimento, chamado Variedades, junto de um colega, não trabalhei de carteira assi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139in"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in" fo:margin-bottom="0.139in"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in" fo:margin-bottom="0in"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111in" fo:margin-bottom="0.472in" loext:contextual-spacing="false" fo:line-height="100%"/>
      <style:text-properties fo:color="#25c0d5" style:font-name="Arial" fo:font-family="Arial" style:font-family-generic="roman" style:font-pitch="variable"/>
    </style:style>
    <style:style style:name="Header" style:family="paragraph" style:parent-style-name="Standard" style:default-outline-level="" style:class="extra">
      <style:paragraph-properties fo:margin-top="0in" fo:margin-bottom="0in" loext:contextual-spacing="false" fo:line-height="100%"/>
    </style:style>
    <style:style style:name="List_20_Bullet" style:display-name="List Bullet" style:family="paragraph" style:parent-style-name="Standard" style:default-outline-level="">
      <style:paragraph-properties fo:margin-top="0in" fo:margin-bottom="0.111in" loext:contextual-spacing="true"/>
    </style:style>
    <style:style style:name="Footer" style:family="paragraph" style:parent-style-name="Standard" style:default-outline-level="" style:class="extra">
      <style:paragraph-properties fo:margin-top="0in" fo:margin-bottom="0in" loext:contextual-spacing="false" fo:line-height="100%"/>
      <style:text-properties fo:color="#25c0d5"/>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5in" fo:margin-bottom="0.6701in" fo:margin-left="0.95in" fo:margin-right="0.9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5in" fo:margin-bottom="1in" fo:margin-left="0.95in" fo:margin-right="0.9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84</meta:editing-cycles>
    <meta:print-date>2019-02-01T12:54:00</meta:print-date>
    <meta:creation-date>2018-01-13T12:08:00</meta:creation-date>
    <dc:date>2020-12-17T09:30:08.040157502</dc:date>
    <meta:editing-duration>PT9H26M23S</meta:editing-duration>
    <meta:generator>LibreOffice/6.0.7.3$Linux_X86_64 LibreOffice_project/00m0$Build-3</meta:generator>
    <meta:document-statistic meta:table-count="0" meta:image-count="0" meta:object-count="0" meta:page-count="3" meta:paragraph-count="24" meta:word-count="678" meta:character-count="4458" meta:non-whitespace-character-count="37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